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I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leb Ens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7"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iana Ens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ohn Juson</text:p>
          </table:table-cell>
          <table:covered-table-cell table:style-name="ce19" table:content-validation-name="val2"/>
          <table:table-cell table:number-columns-repeated="3" table:style-name="ce26" office:value-type="string">
            <text:p>c</text:p>
          </table:table-cell>
          <table:table-cell table:number-columns-repeated="1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 office:value-type="float" office:value="90">
            <text:p>9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10">
            <text:p>11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100">
            <text:p>10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alyna Neudorf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Shaylynn Peters</text:p>
          </table:table-cell>
          <table:covered-table-cell table:style-name="ce21" table:content-validation-name="val3"/>
          <table:table-cell table:number-columns-repeated="8" table:style-name="ce27"/>
          <table:table-cell table:style-name="ce27" office:value-type="string">
            <text:p>mb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Natalie Fun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assidy Wurtz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0">
            <text:p>10</text:p>
          </table:table-cell>
          <table:table-cell table:style-name="ce20" table:formula="of:=[Calculations.S58]" office:value-type="float" office:value="30">
            <text:p>3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risten Turenn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Katie Dyck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iden Glass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aegan Isaac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Haydn Ulv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90">
            <text:p>90</text:p>
          </table:table-cell>
          <table:table-cell table:style-name="ce20" table:formula="of:=[Calculations.O109]" office:value-type="float" office:value="110">
            <text:p>11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2" table:style-name="ce29"/>
          <table:table-cell table:number-columns-repeated="2"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I">
            <text:p>Quiz AI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1">
            <text:p>Westgate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thern 1">
            <text:p>Rosthern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30">
            <text:p>30</text:p>
          </table:table-cell>
          <table:table-cell table:style-name="ce58" table:formula="of:=[Calculations.AE17]" office:value-type="float" office:value="2">
            <text:p>2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TDAC 1">
            <text:p>TDAC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10">
            <text:p>110</text:p>
          </table:table-cell>
          <table:table-cell table:style-name="ce58" table:formula="of:=[Calculations.AE18]" office:value-type="float" office:value="13">
            <text:p>13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leb Ens">
            <text:p>Caleb Ens</text:p>
          </table:table-cell>
          <table:table-cell table:formula="of:=[Calculations.B2]" office:value-type="float" office:value="-10">
            <text:p>-10</text:p>
          </table:table-cell>
          <table:table-cell table:style-name="ce60" table:formula="of:=[Calculations.C2]" office:value-type="float" office:value="2">
            <text:p>2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 office:value-type="string" office:string-value="e">
            <text:p>e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iana Ens">
            <text:p>Kiana Ens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 office:value-type="string" office:string-value="e">
            <text:p>e</text:p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ohn Juson">
            <text:p>John Juson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 office:value-type="string" office:string-value="c">
            <text:p>c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 office:value-type="float" office:value="90">
            <text:p>9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10">
            <text:p>11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100">
            <text:p>10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alyna Neudorf">
            <text:p>Jalyna Neudorf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e">
            <text:p>e</text:p>
          </table:table-cell>
          <table:table-cell table:style-name="ce66" table:formula="of:=[Calculations.S53]" office:value-type="string" office:string-value="c">
            <text:p>c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Shaylynn Peters">
            <text:p>Shaylynn Peters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mb">
            <text:p>mb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Natalie Funk">
            <text:p>Natalie Funk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Cassidy Wurtz">
            <text:p>Cassidy Wurtz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0">
            <text:p>10</text:p>
          </table:table-cell>
          <table:table-cell table:style-name="ce65" table:formula="of:=[Calculations.S58]" office:value-type="float" office:value="30">
            <text:p>3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risten Turenne">
            <text:p>Kristen Turenne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Katie Dyck">
            <text:p>Katie Dyck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c">
            <text:p>c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iden Glass">
            <text:p>Aiden Glass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c">
            <text:p>c</text:p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aegan Isaac">
            <text:p>Taegan Isaac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 office:value-type="string" office:string-value="e">
            <text:p>e</text:p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Haydn Ulven">
            <text:p>Haydn Ulven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90">
            <text:p>90</text:p>
          </table:table-cell>
          <table:table-cell table:style-name="ce65" table:formula="of:=[Calculations.O109]" office:value-type="float" office:value="110">
            <text:p>11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30">
            <text:p>30</text:p>
          </table:table-cell>
          <table:table-cell table:style-name="ce24" table:formula="of:=[Calculations.AE17]" office:value-type="float" office:value="2">
            <text:p>2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I">
            <text:p>AI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10">
            <text:p>110</text:p>
          </table:table-cell>
          <table:table-cell table:style-name="ce24" table:formula="of:=[Calculations.AE18]" office:value-type="float" office:value="13">
            <text:p>13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leb Ens">
            <text:p>Caleb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2]" office:value-type="float" office:value="-10">
            <text:p>-10</text:p>
          </table:table-cell>
          <table:table-cell table:style-name="ce24" table:formula="of:=[Calculations.C2]" office:value-type="float" office:value="2">
            <text:p>2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iana Ens">
            <text:p>Kiana Ens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ohn Juson">
            <text:p>John Juson</text:p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1">
            <text:p>Westgate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lyna Neudorf">
            <text:p>Jalyna Neudorf</text:p>
          </table:table-cell>
          <table:table-cell table:style-name="ce24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Shaylynn Peters">
            <text:p>Shaylynn Peters</text:p>
          </table:table-cell>
          <table:table-cell table:style-name="ce24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Natalie Funk">
            <text:p>Natalie Funk</text:p>
          </table:table-cell>
          <table:table-cell table:style-name="ce24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assidy Wurtz">
            <text:p>Cassidy Wurtz</text:p>
          </table:table-cell>
          <table:table-cell table:style-name="ce24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thern 1">
            <text:p>Rosthern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risten Turenne">
            <text:p>Kristen Turenne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Katie Dyck">
            <text:p>Katie Dyck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iden Glass">
            <text:p>Aiden Glass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aegan Isaac">
            <text:p>Taegan Isaac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Haydn Ulven">
            <text:p>Haydn Ulven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I">
            <text:p>AI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leb Ens">
            <text:p>Caleb Ens</text:p>
          </table:table-cell>
          <table:table-cell table:style-name="ce77" table:formula="of:=[.S10]*20+[.Z10]+[.Z22]+[.Z32]" office:value-type="float" office:value="-10">
            <text:p>-10</text:p>
          </table:table-cell>
          <table:table-cell table:style-name="ce77" table:formula="of:=[.S22]" office:value-type="float" office:value="2">
            <text:p>2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 office:value-type="string" office:string-value="e">
            <text:p>e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iana Ens">
            <text:p>Kiana Ens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 office:value-type="string" office:string-value="e">
            <text:p>e</text:p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ohn Juson">
            <text:p>John Juson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 office:value-type="string" office:string-value="c">
            <text:p>c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1">
            <text:p>Rosthern 1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1">
            <text:p>TDAC 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3">
            <text:p>13</text:p>
          </table:table-cell>
          <table:table-cell table:style-name="ce78" table:formula="of:=VLOOKUP([.AG$3];TeamPoints;2)+MAX(([.$AC6]-VLOOKUP([.AG$3];TeamPoints;3))/10;0)" office:value-type="float" office:value="12">
            <text:p>12</text:p>
          </table:table-cell>
          <table:table-cell table:style-name="ce78" table:formula="of:=VLOOKUP([.AH$3];TeamPoints;2)+MAX(([.$AC6]-VLOOKUP([.AH$3];TeamPoints;3))/10;0)" office:value-type="float" office:value="11">
            <text:p>11</text:p>
          </table:table-cell>
          <table:table-cell table:style-name="ce78" table:formula="of:=VLOOKUP([.AI$3];TeamPoints;2)+MAX(([.$AC6]-VLOOKUP([.AI$3];TeamPoints;3))/10;0)" office:value-type="float" office:value="11">
            <text:p>11</text:p>
          </table:table-cell>
          <table:table-cell table:style-name="ce78" table:formula="of:=VLOOKUP([.AJ$3];TeamPoints;2)+MAX(([.$AC6]-VLOOKUP([.AJ$3];TeamPoints;3))/10;0)" office:value-type="float" office:value="11">
            <text:p>11</text:p>
          </table:table-cell>
          <table:table-cell table:style-name="ce78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 office:value-type="float" office:value="90">
            <text:p>9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10">
            <text:p>11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100">
            <text:p>10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1">
            <text:p>Westgate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2">
            <text:p>2</text:p>
          </table:table-cell>
          <table:table-cell table:formula="of:=IF(LOWER([.G4])=&quot;c&quot;;[.F12]+1;[.F12])" office:value-type="float" office:value="3">
            <text:p>3</text:p>
          </table:table-cell>
          <table:table-cell table:formula="of:=IF(LOWER([.H4])=&quot;c&quot;;[.G12]+1;[.G12])" office:value-type="float" office:value="3">
            <text:p>3</text:p>
          </table:table-cell>
          <table:table-cell table:formula="of:=IF(LOWER([.I4])=&quot;c&quot;;[.H12]+1;[.H12])" office:value-type="float" office:value="3">
            <text:p>3</text:p>
          </table:table-cell>
          <table:table-cell table:formula="of:=IF(LOWER([.J4])=&quot;c&quot;;[.I12]+1;[.I12])" office:value-type="float" office:value="3">
            <text:p>3</text:p>
          </table:table-cell>
          <table:table-cell table:formula="of:=IF(LOWER([.K4])=&quot;c&quot;;[.J12]+1;[.J12])" office:value-type="float" office:value="3">
            <text:p>3</text:p>
          </table:table-cell>
          <table:table-cell table:formula="of:=IF(LOWER([.L4])=&quot;c&quot;;[.K12]+1;[.K12])" office:value-type="float" office:value="3">
            <text:p>3</text:p>
          </table:table-cell>
          <table:table-cell table:formula="of:=IF(LOWER([.M4])=&quot;c&quot;;[.L12]+1;[.L12])" office:value-type="float" office:value="3">
            <text:p>3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Rosthern 1">
            <text:p>Rosther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1">
            <text:p>TDAC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3">
            <text:p>3</text:p>
          </table:table-cell>
          <table:table-cell table:formula="of:=SUM([.H10:.H14])" office:value-type="float" office:value="3">
            <text:p>3</text:p>
          </table:table-cell>
          <table:table-cell table:formula="of:=SUM([.I10:.I14])" office:value-type="float" office:value="3">
            <text:p>3</text:p>
          </table:table-cell>
          <table:table-cell table:formula="of:=SUM([.J10:.J14])" office:value-type="float" office:value="3">
            <text:p>3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Westgate 1">
            <text:p>Westgate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1">
            <text:p>Rosthern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HLOOKUP([.AC17];TotalPoints;3)" office:value-type="float" office:value="2">
            <text:p>2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10">
            <text:p>1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1">
            <text:p>TDAC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77" table:formula="of:=HLOOKUP([.AC18];TotalPoints;4)" office:value-type="float" office:value="13">
            <text:p>13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2">
            <text:p>2</text:p>
          </table:table-cell>
          <table:table-cell table:formula="of:=IF(LOWER([.T2])=&quot;e&quot;;[.S22]+1;[.S22])" office:value-type="float" office:value="2">
            <text:p>2</text:p>
          </table:table-cell>
          <table:table-cell table:formula="of:=IF(LOWER([.U2])=&quot;e&quot;;[.T22]+1;[.T22])" office:value-type="float" office:value="2">
            <text:p>2</text:p>
          </table:table-cell>
          <table:table-cell table:formula="of:=IF(LOWER([.V2])=&quot;e&quot;;[.U22]+1;[.U22])" office:value-type="float" office:value="2">
            <text:p>2</text:p>
          </table:table-cell>
          <table:table-cell table:formula="of:=IF(LOWER([.W2])=&quot;e&quot;;[.V22]+1;[.V22])" office:value-type="float" office:value="2">
            <text:p>2</text:p>
          </table:table-cell>
          <table:table-cell table:formula="of:=IF(LOWER([.X2])=&quot;e&quot;;[.W22]+1;[.W22])" office:value-type="float" office:value="2">
            <text:p>2</text:p>
          </table:table-cell>
          <table:table-cell table:formula="of:=IF(LOWER([.Y2])=&quot;e&quot;;[.X22]+1;[.X22])" office:value-type="float" office:value="2">
            <text:p>2</text:p>
          </table:table-cell>
          <table:table-cell table:formula="of:=IF([.S22]&gt;1;([.S22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30">
            <text:p>3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90">
            <text:p>90</text:p>
          </table:table-cell>
          <table:table-cell table:formula="of:=[.G42]+[.H41]" office:value-type="float" office:value="90">
            <text:p>90</text:p>
          </table:table-cell>
          <table:table-cell table:formula="of:=[.H42]+[.I41]" office:value-type="float" office:value="90">
            <text:p>90</text:p>
          </table:table-cell>
          <table:table-cell table:formula="of:=[.I42]+[.J41]" office:value-type="float" office:value="90">
            <text:p>90</text:p>
          </table:table-cell>
          <table:table-cell table:formula="of:=[.J42]+[.K41]" office:value-type="float" office:value="90">
            <text:p>90</text:p>
          </table:table-cell>
          <table:table-cell table:formula="of:=[.K42]+[.L41]" office:value-type="float" office:value="90">
            <text:p>90</text:p>
          </table:table-cell>
          <table:table-cell table:formula="of:=[.L42]+[.M41]" office:value-type="float" office:value="90">
            <text:p>9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true">
            <text:p>TRU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lyna Neudorf">
            <text:p>Jalyna Neudorf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e">
            <text:p>e</text:p>
          </table:table-cell>
          <table:table-cell table:style-name="ce78" table:formula="of:=IF([Quiz.R14]=0;&quot;&quot;;[Quiz.R14])" office:value-type="string" office:string-value="c">
            <text:p>c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Shaylynn Peters">
            <text:p>Shaylynn Peters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mb">
            <text:p>mb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Natalie Funk">
            <text:p>Natalie Funk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assidy Wurtz">
            <text:p>Cassidy Wurtz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0">
            <text:p>10</text:p>
          </table:table-cell>
          <table:table-cell table:style-name="ce78" table:formula="of:=IF([.S92]=0;&quot;&quot;;[.S93])" office:value-type="float" office:value="30">
            <text:p>3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10">
            <text:p>10</text:p>
          </table:table-cell>
          <table:table-cell table:formula="of:=[.R93]+[.S92]" office:value-type="float" office:value="30">
            <text:p>30</text:p>
          </table:table-cell>
          <table:table-cell table:formula="of:=[.S93]+[.T92]" office:value-type="float" office:value="30">
            <text:p>30</text:p>
          </table:table-cell>
          <table:table-cell table:formula="of:=[.T93]+[.U92]" office:value-type="float" office:value="30">
            <text:p>30</text:p>
          </table:table-cell>
          <table:table-cell table:formula="of:=[.U93]+[.V92]" office:value-type="float" office:value="30">
            <text:p>30</text:p>
          </table:table-cell>
          <table:table-cell table:formula="of:=[.V93]+[.W92]" office:value-type="float" office:value="30">
            <text:p>30</text:p>
          </table:table-cell>
          <table:table-cell table:formula="of:=[.W93]+[.X92]" office:value-type="float" office:value="30">
            <text:p>30</text:p>
          </table:table-cell>
          <table:table-cell table:formula="of:=[.X93]+[.Y92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true">
            <text:p>TRU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risten Turenne">
            <text:p>Kristen Turenne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Katie Dyck">
            <text:p>Katie Dyck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c">
            <text:p>c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iden Glass">
            <text:p>Aiden Glass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c">
            <text:p>c</text:p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aegan Isaac">
            <text:p>Taegan Isaac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 office:value-type="string" office:string-value="e">
            <text:p>e</text:p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Haydn Ulven">
            <text:p>Haydn Ulven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90">
            <text:p>90</text:p>
          </table:table-cell>
          <table:table-cell table:style-name="ce78" table:formula="of:=IF([.O143]=0;&quot;&quot;;[.O144])" office:value-type="float" office:value="110">
            <text:p>11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10">
            <text:p>1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3:44:05.01</meta:creation-date>
    <meta:editing-duration>PT8M14S</meta:editing-duration>
    <meta:editing-cycles>2</meta:editing-cycles>
    <meta:generator>OpenOffice/4.1.4$Win32 OpenOffice.org_project/414m5$Build-9788</meta:generator>
    <meta:initial-creator>Conrad Hein</meta:initial-creator>
    <dc:date>2018-11-10T14:07:49.90</dc:date>
    <dc:creator>Conrad Hein</dc:creator>
    <meta:document-statistic meta:table-count="5" meta:cell-count="4549" meta:object-count="0"/>
  </office:meta>
</office:document-meta>
</file>